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6fbc"/>
    </style:style>
    <style:style style:name="P2" style:family="paragraph" style:parent-style-name="Standard">
      <style:paragraph-properties style:writing-mode="lr-tb"/>
      <style:text-properties officeooo:paragraph-rsid="00186fbc"/>
    </style:style>
    <style:style style:name="P3" style:family="paragraph" style:parent-style-name="Standard">
      <style:paragraph-properties style:writing-mode="lr-tb"/>
      <style:text-properties officeooo:paragraph-rsid="002838e2"/>
    </style:style>
    <style:style style:name="P4" style:family="paragraph" style:parent-style-name="Standard">
      <style:text-properties officeooo:paragraph-rsid="00345fb3"/>
    </style:style>
    <style:style style:name="P5" style:family="paragraph" style:parent-style-name="Standard">
      <style:paragraph-properties style:writing-mode="lr-tb"/>
      <style:text-properties officeooo:paragraph-rsid="00408e19"/>
    </style:style>
    <style:style style:name="P6" style:family="paragraph" style:parent-style-name="Standard">
      <style:text-properties officeooo:paragraph-rsid="004271b5"/>
    </style:style>
    <style:style style:name="P7" style:family="paragraph" style:parent-style-name="Standard">
      <style:paragraph-properties style:writing-mode="lr-tb"/>
      <style:text-properties officeooo:rsid="00440098" officeooo:paragraph-rsid="00440098"/>
    </style:style>
    <style:style style:name="P8" style:family="paragraph" style:parent-style-name="Standard">
      <style:paragraph-properties style:writing-mode="lr-tb"/>
      <style:text-properties officeooo:paragraph-rsid="00465e3c"/>
    </style:style>
    <style:style style:name="P9" style:family="paragraph" style:parent-style-name="Standard">
      <style:paragraph-properties style:writing-mode="lr-tb"/>
      <style:text-properties style:font-name="Liberation Mono" fo:font-size="8pt" officeooo:paragraph-rsid="00465e3c" style:font-size-asian="8pt" style:font-size-complex="8pt"/>
    </style:style>
    <style:style style:name="P10" style:family="paragraph" style:parent-style-name="Standard">
      <style:paragraph-properties style:writing-mode="lr-tb"/>
      <style:text-properties style:font-name="Liberation Mono" fo:font-size="8pt" officeooo:paragraph-rsid="0047e138" style:font-size-asian="8pt" style:font-size-complex="8pt"/>
    </style:style>
    <style:style style:name="P11" style:family="paragraph" style:parent-style-name="Standard">
      <style:paragraph-properties style:writing-mode="lr-tb"/>
      <style:text-properties style:font-name="Liberation Mono" fo:font-size="8pt" officeooo:paragraph-rsid="004b7c68" style:font-size-asian="8pt" style:font-size-complex="8pt"/>
    </style:style>
    <style:style style:name="P12" style:family="paragraph" style:parent-style-name="Standard">
      <style:paragraph-properties style:writing-mode="lr-tb"/>
      <style:text-properties style:font-name="Liberation Mono" fo:font-size="8pt" officeooo:paragraph-rsid="004ce8f3" style:font-size-asian="8pt" style:font-size-complex="8pt"/>
    </style:style>
    <style:style style:name="P13" style:family="paragraph" style:parent-style-name="Standard">
      <style:paragraph-properties style:writing-mode="lr-tb"/>
      <style:text-properties style:font-name="Liberation Mono" fo:font-size="8pt" officeooo:paragraph-rsid="005447c8" style:font-size-asian="8pt" style:font-size-complex="8pt"/>
    </style:style>
    <style:style style:name="P14" style:family="paragraph" style:parent-style-name="Standard">
      <style:paragraph-properties style:writing-mode="lr-tb"/>
      <style:text-properties style:font-name="Liberation Mono" fo:font-size="8pt" officeooo:paragraph-rsid="00586ea8" style:font-size-asian="8pt" style:font-size-complex="8pt"/>
    </style:style>
    <style:style style:name="P15" style:family="paragraph" style:parent-style-name="Standard">
      <style:paragraph-properties style:writing-mode="lr-tb"/>
      <style:text-properties style:font-name="Liberation Mono" fo:font-size="8pt" officeooo:paragraph-rsid="0055e105" style:font-size-asian="8pt" style:font-size-complex="8pt"/>
    </style:style>
    <style:style style:name="P16" style:family="paragraph" style:parent-style-name="Standard">
      <style:paragraph-properties style:writing-mode="lr-tb"/>
      <style:text-properties style:font-name="Liberation Mono" fo:font-size="8pt" officeooo:paragraph-rsid="00633802" style:font-size-asian="8pt" style:font-size-complex="8pt"/>
    </style:style>
    <style:style style:name="P17" style:family="paragraph" style:parent-style-name="Standard">
      <style:text-properties officeooo:rsid="001ff53f"/>
    </style:style>
    <style:style style:name="P18" style:family="paragraph" style:parent-style-name="Standard">
      <style:paragraph-properties style:writing-mode="lr-tb"/>
      <style:text-properties officeooo:paragraph-rsid="0055e105"/>
    </style:style>
    <style:style style:name="P19" style:family="paragraph" style:parent-style-name="Standard">
      <style:paragraph-properties style:writing-mode="lr-tb"/>
      <style:text-properties officeooo:paragraph-rsid="0057138b"/>
    </style:style>
    <style:style style:name="P20" style:family="paragraph" style:parent-style-name="Standard">
      <style:paragraph-properties style:writing-mode="lr-tb"/>
      <style:text-properties officeooo:paragraph-rsid="005a7e81"/>
    </style:style>
    <style:style style:name="P21" style:family="paragraph" style:parent-style-name="Standard">
      <style:paragraph-properties style:writing-mode="lr-tb"/>
      <style:text-properties officeooo:paragraph-rsid="005c0d68"/>
    </style:style>
    <style:style style:name="P22" style:family="paragraph" style:parent-style-name="Standard">
      <style:paragraph-properties style:writing-mode="lr-tb"/>
      <style:text-properties officeooo:paragraph-rsid="005fcae0"/>
    </style:style>
    <style:style style:name="T1" style:family="text">
      <style:text-properties officeooo:rsid="00186fbc"/>
    </style:style>
    <style:style style:name="T2" style:family="text">
      <style:text-properties officeooo:rsid="001a34e5"/>
    </style:style>
    <style:style style:name="T3" style:family="text">
      <style:text-properties officeooo:rsid="001b174d"/>
    </style:style>
    <style:style style:name="T4" style:family="text">
      <style:text-properties officeooo:rsid="001c2bf0"/>
    </style:style>
    <style:style style:name="T5" style:family="text">
      <style:text-properties officeooo:rsid="001dadee"/>
    </style:style>
    <style:style style:name="T6" style:family="text">
      <style:text-properties officeooo:rsid="001dbd85"/>
    </style:style>
    <style:style style:name="T7" style:family="text">
      <style:text-properties officeooo:rsid="001ff53f"/>
    </style:style>
    <style:style style:name="T8" style:family="text">
      <style:text-properties officeooo:rsid="00210b46"/>
    </style:style>
    <style:style style:name="T9" style:family="text">
      <style:text-properties officeooo:rsid="00211976"/>
    </style:style>
    <style:style style:name="T10" style:family="text">
      <style:text-properties officeooo:rsid="0021ed95"/>
    </style:style>
    <style:style style:name="T11" style:family="text">
      <style:text-properties officeooo:rsid="00246c0d"/>
    </style:style>
    <style:style style:name="T12" style:family="text">
      <style:text-properties officeooo:rsid="002aa8d6"/>
    </style:style>
    <style:style style:name="T13" style:family="text">
      <style:text-properties officeooo:rsid="002aef99"/>
    </style:style>
    <style:style style:name="T14" style:family="text">
      <style:text-properties officeooo:rsid="002c7d81"/>
    </style:style>
    <style:style style:name="T15" style:family="text">
      <style:text-properties officeooo:rsid="002d2a5f"/>
    </style:style>
    <style:style style:name="T16" style:family="text">
      <style:text-properties officeooo:rsid="002e9df0"/>
    </style:style>
    <style:style style:name="T17" style:family="text">
      <style:text-properties officeooo:rsid="00309194"/>
    </style:style>
    <style:style style:name="T18" style:family="text">
      <style:text-properties officeooo:rsid="0030ece5"/>
    </style:style>
    <style:style style:name="T19" style:family="text">
      <style:text-properties officeooo:rsid="0032e7f7"/>
    </style:style>
    <style:style style:name="T20" style:family="text">
      <style:text-properties officeooo:rsid="00345fb3"/>
    </style:style>
    <style:style style:name="T21" style:family="text">
      <style:text-properties officeooo:rsid="0036502c"/>
    </style:style>
    <style:style style:name="T22" style:family="text">
      <style:text-properties officeooo:rsid="003772d6"/>
    </style:style>
    <style:style style:name="T23" style:family="text">
      <style:text-properties officeooo:rsid="00381aed"/>
    </style:style>
    <style:style style:name="T24" style:family="text">
      <style:text-properties officeooo:rsid="003e0764"/>
    </style:style>
    <style:style style:name="T25" style:family="text">
      <style:text-properties officeooo:rsid="004072f5"/>
    </style:style>
    <style:style style:name="T26" style:family="text">
      <style:text-properties officeooo:rsid="00408e19"/>
    </style:style>
    <style:style style:name="T27" style:family="text">
      <style:text-properties officeooo:rsid="00465e3c"/>
    </style:style>
    <style:style style:name="T28" style:family="text">
      <style:text-properties officeooo:rsid="0046c164"/>
    </style:style>
    <style:style style:name="T29" style:family="text">
      <style:text-properties officeooo:rsid="0046e812"/>
    </style:style>
    <style:style style:name="T30" style:family="text">
      <style:text-properties style:font-name="Liberation Mono" fo:font-size="8pt" style:font-size-asian="8pt" style:font-size-complex="8pt"/>
    </style:style>
    <style:style style:name="T31" style:family="text">
      <style:text-properties style:font-name="Liberation Mono" fo:font-size="10pt" officeooo:rsid="0046e812" style:font-size-asian="10pt" style:font-size-complex="10pt"/>
    </style:style>
    <style:style style:name="T32" style:family="text">
      <style:text-properties style:font-name="Liberation Mono" fo:font-size="10pt" officeooo:rsid="00586ea8" style:font-size-asian="10pt" style:font-size-complex="10pt"/>
    </style:style>
    <style:style style:name="T33" style:family="text">
      <style:text-properties style:font-name="Liberation Mono" fo:font-size="10pt" officeooo:rsid="005fcae0" style:font-size-asian="10pt" style:font-size-complex="10pt"/>
    </style:style>
    <style:style style:name="T34" style:family="text">
      <style:text-properties officeooo:rsid="0049b68e"/>
    </style:style>
    <style:style style:name="T35" style:family="text">
      <style:text-properties officeooo:rsid="004ce8f3"/>
    </style:style>
    <style:style style:name="T36" style:family="text">
      <style:text-properties officeooo:rsid="004ecdfd"/>
    </style:style>
    <style:style style:name="T37" style:family="text">
      <style:text-properties officeooo:rsid="005009ae"/>
    </style:style>
    <style:style style:name="T38" style:family="text">
      <style:text-properties officeooo:rsid="00528f47"/>
    </style:style>
    <style:style style:name="T39" style:family="text">
      <style:text-properties officeooo:rsid="005367e5"/>
    </style:style>
    <style:style style:name="T40" style:family="text">
      <style:text-properties officeooo:rsid="0053df9a"/>
    </style:style>
    <style:style style:name="T41" style:family="text">
      <style:text-properties officeooo:rsid="005447c8"/>
    </style:style>
    <style:style style:name="T42" style:family="text">
      <style:text-properties officeooo:rsid="0054aa1d"/>
    </style:style>
    <style:style style:name="T43" style:family="text">
      <style:text-properties officeooo:rsid="00558586"/>
    </style:style>
    <style:style style:name="T44" style:family="text">
      <style:text-properties officeooo:rsid="0055bffc"/>
    </style:style>
    <style:style style:name="T45" style:family="text">
      <style:text-properties officeooo:rsid="0057138b"/>
    </style:style>
    <style:style style:name="T46" style:family="text">
      <style:text-properties officeooo:rsid="0058479a"/>
    </style:style>
    <style:style style:name="T47" style:family="text">
      <style:text-properties style:font-name="Liberation Mono" fo:font-size="10pt" officeooo:rsid="0058479a" style:font-size-asian="10pt" style:font-size-complex="10pt"/>
    </style:style>
    <style:style style:name="T48" style:family="text">
      <style:text-properties style:font-name="Liberation Mono" fo:font-size="10pt" officeooo:rsid="005fd8a2" style:font-size-asian="10pt" style:font-size-complex="10pt"/>
    </style:style>
    <style:style style:name="T49" style:family="text">
      <style:text-properties officeooo:rsid="00586ea8"/>
    </style:style>
    <style:style style:name="T50" style:family="text">
      <style:text-properties officeooo:rsid="005a7e81"/>
    </style:style>
    <style:style style:name="T51" style:family="text">
      <style:text-properties officeooo:rsid="005c0d68"/>
    </style:style>
    <style:style style:name="T52" style:family="text">
      <style:text-properties officeooo:rsid="005df60d"/>
    </style:style>
    <style:style style:name="T53" style:family="text">
      <style:text-properties officeooo:rsid="005fcae0"/>
    </style:style>
    <style:style style:name="T54" style:family="text">
      <style:text-properties officeooo:rsid="005fd8a2"/>
    </style:style>
    <style:style style:name="T55" style:family="text">
      <style:text-properties officeooo:rsid="00619474"/>
    </style:style>
    <style:style style:name="T56" style:family="text">
      <style:text-properties officeooo:rsid="00626bba"/>
    </style:style>
    <style:style style:name="T57" style:family="text">
      <style:text-properties officeooo:rsid="00633802"/>
    </style:style>
    <style:style style:name="T58" style:family="text">
      <style:text-properties officeooo:rsid="0064c3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<text:span text:style-name="T1">dução</text:span></text:p>
      <text:p text:style-name="Standard"/>
      <text:p text:style-name="P17">Rev. Bibl.</text:p>
      <text:p text:style-name="Standard"/>
      <text:p text:style-name="Standard">Conservative Power Theory, Sequence Components and Accountability in Smart Grids</text:p>
      <text:p text:style-name="Standard"/>
      <text:p text:style-name="Standard">Metodologia</text:p>
      <text:p text:style-name="Standard"/>
      <text:p text:style-name="P2"><text:tab/><text:span text:style-name="T7">A proposta é de usar técnicas de Inteligência Artificial (IA) para agrupar cargas elétricas monofásicas similares nos termos de suas respectivas assinaturas energéticas durante o arranque, e que em uma etapa posterior não descrita neste artigo, </text:span><text:span text:style-name="T34">possam ser </text:span><text:span text:style-name="T8">a</text:span><text:span text:style-name="T2">n</text:span><text:span text:style-name="T8">a</text:span><text:span text:style-name="T2">lis</text:span><text:span text:style-name="T8">a</text:span><text:span text:style-name="T34">das</text:span><text:span text:style-name="T2"> </text:span><text:span text:style-name="T8">manualmente </text:span><text:span text:style-name="T2">e us</text:span><text:span text:style-name="T8">ar</text:span><text:span text:style-name="T2"> </text:span><text:span text:style-name="T10">os dados extraídos </text:span><text:span text:style-name="T7">para treinar uma </text:span><text:span text:style-name="T2">IA de classificação </text:span><text:span text:style-name="T5">de modo </text:span><text:span text:style-name="T10">que o</text:span><text:span text:style-name="T9"> consumo </text:span><text:span text:style-name="T10">das cargas </text:span><text:span text:style-name="T9">possa ser </text:span><text:span text:style-name="T6">desagregad</text:span><text:span text:style-name="T9">o</text:span><text:span text:style-name="T6"> </text:span><text:span text:style-name="T13">em</text:span><text:span text:style-name="T6"> uma instalação elétrica, </text:span><text:span text:style-name="T34">utilizando </text:span><text:span text:style-name="T11">técnica de NILM)</text:span><text:span text:style-name="T3">.</text:span></text:p>
      <text:p text:style-name="P19"><text:tab/><text:span text:style-name="T4">Para realizar o agrupamento d</text:span><text:span text:style-name="T5">as</text:span><text:span text:style-name="T4"> cargas, os valores das grandezas elétricas </text:span><text:span text:style-name="T9">de tensão e corrente em relação ao tempo </text:span><text:span text:style-name="T4">serão medidos e </text:span><text:span text:style-name="T25">o fator de potência (fp) e o fator de linearidade (fl) </text:span><text:span text:style-name="T27">também em relação ao tempo</text:span><text:span text:style-name="T25"> serão extraídos das medições usando a </text:span><text:span text:style-name="T24">CPT (Conservative Power Theory) </text:span><text:span text:style-name="T25">para isto</text:span><text:span text:style-name="T24">. </text:span><text:span text:style-name="T27">Então, uma amostra do fp e fl serão colhidos no início do arranque </text:span><text:span text:style-name="T45">e s</text:span><text:span text:style-name="T26">erá </text:span><text:span text:style-name="T43">também </text:span><text:span text:style-name="T26">calculado o coeficiente de correlação de Pearson entre a potência ativa (P) e um degrau unitário que representa o arranque de uma carga totalmente resistiva </text:span><text:span text:style-name="T28">de acordo com o </text:span><text:span text:style-name="T57">código em python</text:span><text:span text:style-name="T28"> a seguir:</text:span></text:p>
      <text:p text:style-name="P8"/>
      <text:p text:style-name="P9">ΔP = 2.5 # Variação mínima de potência a considerar como arranque</text:p>
      <text:p text:style-name="P9"/>
      <text:p text:style-name="P9">amostra_por_ciclo = 1024 <text:span text:style-name="T38"># Amostras por ciclo capturadas</text:span></text:p>
      <text:p text:style-name="P9"/>
      <text:p text:style-name="P9">freq<text:span text:style-name="T37">uencia</text:span> = 60 <text:span text:style-name="T38"># Frequência da rede em Hz</text:span></text:p>
      <text:p text:style-name="P9"/>
      <text:p text:style-name="P9">tempo_estabilização = amostra_por_ciclo*2 <text:span text:style-name="T38"># Tempo de estabilização em amostras</text:span></text:p>
      <text:p text:style-name="P9"/>
      <text:p text:style-name="P9">p_min = 0.9 <text:span text:style-name="T38"># </text:span><text:span text:style-name="T41">Porcentagem da p</text:span><text:span text:style-name="T38">otência </text:span><text:span text:style-name="T42">em queda para ignorar </text:span><text:span text:style-name="T43">spikes</text:span></text:p>
      <text:p text:style-name="P9"/>
      <text:p text:style-name="P9">ign = amostra_por_ciclo <text:span text:style-name="T39"># Dados iniciais a ignorar por causa da CPT</text:span></text:p>
      <text:p text:style-name="P9"/>
      <text:p text:style-name="P9">passo = 0;</text:p>
      <text:p text:style-name="P9">for n, amostra in <text:span text:style-name="T29">carrega_amostras</text:span>():</text:p>
      <text:p text:style-name="P9"><text:tab/>if passo == 0: # Espera pela estabilização <text:span text:style-name="T39">do calculo </text:span>dos dados <text:span text:style-name="T39">da CPT</text:span></text:p>
      <text:p text:style-name="P9"><text:tab/><text:tab/>if n &gt;= ign:</text:p>
      <text:p text:style-name="P9"><text:tab/><text:tab/><text:tab/># Guarda o patamar inicial <text:s text:c="19"/></text:p>
      <text:p text:style-name="P9"><text:tab/><text:tab/><text:tab/>ac = amostra</text:p>
      <text:p text:style-name="P9"><text:tab/><text:tab/><text:tab/>passo = 1</text:p>
      <text:p text:style-name="P11"><text:tab/>elif passo == 1: # Verifica se a variação é maior que o threshold ΔP</text:p>
      <text:p text:style-name="P9"><text:tab/><text:tab/>d = abs(amostra['P'] - ac['P'])</text:p>
      <text:p text:style-name="P9"><text:tab/><text:tab/>if d &gt;= ΔP:</text:p>
      <text:p text:style-name="P9"><text:tab/><text:tab/><text:tab/>n0 = n</text:p>
      <text:p text:style-name="P9"><text:tab/><text:tab/>passo = 2</text:p>
      <text:p text:style-name="P11"><text:tab/>elif passo == 2: # Espera o threshold se manter pelo tempo</text:p>
      <text:p text:style-name="P9"><text:tab/><text:tab/>d = abs(amostra['P'] - ac['P'])</text:p>
      <text:p text:style-name="P9"><text:tab/><text:tab/>if d &gt;= ΔP:</text:p>
      <text:p text:style-name="P9"><text:tab/><text:tab/><text:tab/>if (n - n0) &gt;= tempo_estabilização:</text:p>
      <text:p text:style-name="P9"><text:tab/><text:tab/><text:tab/>P0 = d * p_min</text:p>
      <text:p text:style-name="P9"><text:tab/><text:tab/><text:tab/>P1 = amostra['P']</text:p>
      <text:p text:style-name="P9"><text:tab/><text:tab/><text:tab/>n0 = n</text:p>
      <text:p text:style-name="P9"><text:tab/><text:tab/><text:tab/><text:span text:style-name="T49"># Salva o inicio do arranque</text:span></text:p>
      <text:p text:style-name="P9"><text:tab/><text:tab/><text:tab/><text:span text:style-name="T49">inicio_arranque</text:span> = n - tempo_estabilização</text:p>
      <text:p text:style-name="P9"><text:tab/><text:tab/><text:tab/>passo = 3</text:p>
      <text:p text:style-name="P9"><text:tab/><text:tab/>else:</text:p>
      <text:p text:style-name="P9"><text:tab/><text:tab/><text:tab/>passo = 1 # Volta para o passo 1 se baixou</text:p>
      <text:p text:style-name="P12"><text:tab/>elif passo == 3: # <text:span text:style-name="T35">Verifica se </text:span><text:span text:style-name="T36">a medição</text:span><text:span text:style-name="T35"> </text:span><text:span text:style-name="T36">caiu novamente </text:span><text:span text:style-name="T44">(para ignorar os spikes)</text:span></text:p>
      <text:p text:style-name="P9"><text:tab/><text:tab/>d = abs(amostra['P'] - P1)</text:p>
      <text:p text:style-name="P9"><text:tab/><text:tab/>if P0 &gt; d:</text:p>
      <text:p text:style-name="P9"><text:tab/><text:tab/><text:tab/>if (n - n0) &gt;= tempo_estabilização:</text:p>
      <text:p text:style-name="P9"><text:tab/><text:tab/><text:tab/># Verifica se a carga entrou ou saiu</text:p>
      <text:p text:style-name="P9"><text:tab/><text:tab/><text:tab/>d = amostra['I'] - ac['I']</text:p>
      <text:p text:style-name="P9"><text:tab/><text:tab/><text:tab/>if d &gt;= 0:</text:p>
      <text:p text:style-name="P13"><text:span text:style-name="T29"><text:tab/><text:tab/><text:tab/><text:tab/></text:span><text:span text:style-name="T40"># Calcula </text:span><text:span text:style-name="T41">fp, fl e Pearson:</text:span></text:p>
      <text:p text:style-name="P14"><text:tab/><text:tab/><text:tab/><text:tab/><text:span text:style-name="T56">r</text:span><text:span text:style-name="T29"> = calcula_cpt_</text:span><text:span text:style-name="T49">pearson</text:span><text:span text:style-name="T29">(amostra, ac, </text:span><text:span text:style-name="T49">inicio_arranque</text:span><text:span text:style-name="T29">, carrega_amostras() )</text:span></text:p>
      <text:p text:style-name="P9"><text:tab/><text:tab/><text:tab/><text:tab/>return <text:span text:style-name="T56">r</text:span></text:p>
      <text:p text:style-name="P9"><text:tab/><text:tab/>else:</text:p>
      <text:p text:style-name="P9"><text:soft-page-break/><text:tab/><text:tab/><text:tab/># Volta se a entrada se desestabiizou</text:p>
      <text:p text:style-name="P10"><text:tab/><text:tab/><text:tab/>passo = 2</text:p>
      <text:p text:style-name="P8"><text:span text:style-name="T30"/></text:p>
      <text:p text:style-name="P18"><text:span text:style-name="T24"><text:tab/></text:span><text:span text:style-name="T46">As variáveis </text:span><text:span text:style-name="T47">amostra</text:span><text:span text:style-name="T46"> e </text:span><text:span text:style-name="T47">ac</text:span><text:span text:style-name="T46"> são matrizes que guardam as parcelas CPT extraídas das medições feitas nas cargas. As parcelas extraídas são:</text:span></text:p>
      <text:p text:style-name="P18"/>
      <text:p text:style-name="P18">P – <text:span text:style-name="T50">Potência ativa em Watts</text:span></text:p>
      <text:p text:style-name="P20">Q – <text:span text:style-name="T50">Potência reativa em VAr</text:span></text:p>
      <text:p text:style-name="P20">D – <text:span text:style-name="T50">Potência de distorção em Watts</text:span></text:p>
      <text:p text:style-name="P20">I – <text:span text:style-name="T50">Corrente total em Amperes</text:span></text:p>
      <text:p text:style-name="P20">Ia – <text:span text:style-name="T50">Corrente ativa em Amperes</text:span></text:p>
      <text:p text:style-name="P20">Ir – <text:span text:style-name="T50">Corrente reativa em Amperes</text:span></text:p>
      <text:p text:style-name="P21">Iv – <text:span text:style-name="T50">Corrente </text:span><text:span text:style-name="T51">residual</text:span><text:span text:style-name="T50"> em Amperes</text:span></text:p>
      <text:p text:style-name="P20">V – <text:span text:style-name="T50">Tensão em Volts</text:span></text:p>
      <text:p text:style-name="P20">fp – <text:span text:style-name="T50">Fator de potência</text:span></text:p>
      <text:p text:style-name="P20">fl – <text:span text:style-name="T51">Fator de linearidade</text:span></text:p>
      <text:p text:style-name="P20">fr – <text:span text:style-name="T51">Fator de reatividade</text:span></text:p>
      <text:p text:style-name="P18"/>
      <text:p text:style-name="P22"><text:tab/><text:span text:style-name="T53">As parcelas CPT devolvidas por </text:span><text:span text:style-name="T31">calcula_cpt_</text:span><text:span text:style-name="T32">pearson</text:span><text:span text:style-name="T33">()</text:span><text:span text:style-name="T53"> são as mostradas acima. No caso deste artigo, as cargas foram medidas individualmente, então </text:span><text:span text:style-name="T54">a variável </text:span><text:span text:style-name="T48">ac</text:span><text:span text:style-name="T54"> não será usada. Para o caso de existirem outras cargas sendo medidas juntamente com a carga em teste, a desagregação da carga de teste deverá ser efetuada.</text:span></text:p>
      <text:p text:style-name="P18"/>
      <text:p text:style-name="P18"><text:tab/><text:span text:style-name="T52">Adicionalmente, o coeficiente de correlação de Pearson </text:span><text:span text:style-name="T55">será calculado </text:span><text:span text:style-name="T57">de acordo com o código python abaixo:</text:span></text:p>
      <text:p text:style-name="P18"/>
      <text:p text:style-name="P15">import numpy as np</text:p>
      <text:p text:style-name="P15">import scipy.stats</text:p>
      <text:p text:style-name="P15"/>
      <text:p text:style-name="P16">amostra_por_ciclo = 1024 <text:span text:style-name="T38"># Amostras por ciclo capturadas</text:span></text:p>
      <text:p text:style-name="P16"/>
      <text:p text:style-name="P16">freq<text:span text:style-name="T37">uencia</text:span> = 60 <text:span text:style-name="T38"># Frequência da rede em Hz</text:span></text:p>
      <text:p text:style-name="P16"/>
      <text:p text:style-name="P16">n_before = amostra_por_ciclo * 2 # Ciclos a capturar antes do evento</text:p>
      <text:p text:style-name="P15"/>
      <text:p text:style-name="P16">n_after = 5 * freq<text:span text:style-name="T37">uencia</text:span> * amostra_por_ciclo # Ciclos a capturar depois do evento</text:p>
      <text:p text:style-name="P15"/>
      <text:p text:style-name="P15"># Cria aqui o degrau para comparar</text:p>
      <text:p text:style-name="P15">cmp = np.full(n_before, ac['P']).tolist()</text:p>
      <text:p text:style-name="P15">cmp = cmp + np.full(n_after, amostra['P']).tolist()</text:p>
      <text:p text:style-name="P15">cut = chunk.P[inicio_arranque-n_before: inicio_arranque+n_after]</text:p>
      <text:p text:style-name="P15"># Corta o tamanho extra caso a amostra seja pequena demais</text:p>
      <text:p text:style-name="P15">max = min(len(cmp), len(cut) )</text:p>
      <text:p text:style-name="P15">cut = cut.iloc[0:max]</text:p>
      <text:p text:style-name="P15">cmp = cmp[0:max]</text:p>
      <text:p text:style-name="P15"># Calcula a correlação de Pearson com o degrau</text:p>
      <text:p text:style-name="P15"><text:span text:style-name="T57">res</text:span>['pearson'] = scipy.stats.pearsonr(cmp, cut).statistic</text:p>
      <text:p text:style-name="P18"/>
      <text:p text:style-name="P18"><text:tab/><text:span text:style-name="T57">A seguir alguns exemplos d</text:span><text:span text:style-name="T58">e arranques de cargas com seus degraus e seus respectivos coeficientes calculados:</text:span></text:p>
      <text:p text:style-name="P18"/>
      <text:p text:style-name="P18"/>
      <text:p text:style-name="P18"/>
      <text:p text:style-name="P18"><text:span text:style-name="T26"><text:tab/>Com esse dados serão usados os algoritmos de agrupamento K-means para a detecção de similaridades e o DBSCAN para a detecção de cargas muito diferentes entre as amostradas.</text:span></text:p>
      <text:p text:style-name="P5"/>
      <text:p text:style-name="P7">Detalhamento</text:p>
      <text:p text:style-name="P7"/>
      <text:p text:style-name="P7"/>
      <text:p text:style-name="P5"/>
      <text:p text:style-name="P6"><text:soft-page-break/>Experimentos/Resultados</text:p>
      <text:p text:style-name="P5"/>
      <text:p text:style-name="P5"><text:span text:style-name="T18">A partir desses dados, o fator de potência (fp), fator de linearidade (fl) e o fator de reatividade (fr) serão calculados.</text:span></text:p>
      <text:p text:style-name="P3"><text:tab/><text:span text:style-name="T12">Esses dados </text:span><text:span text:style-name="T13">serão amostrados a partir de seus estados desligados e ligados </text:span><text:span text:style-name="T14">e serão utilizados para o agrupamento as informações de potência imediatamente após o seu ligamento </text:span><text:span text:style-name="T15">e também o score Pearson da potência ativa em comparação ao degrau unitário para a diferenciação de arranques de cargas como motores monofásicos que utilizam mais energia durante o arranque </text:span><text:span text:style-name="T18">ou outras cargas que não iniciam de maneira constante no início, como os laptops.</text:span></text:p>
      <text:p text:style-name="P1"><text:tab/><text:span text:style-name="T16">Os algoritmos de agrupamento a testar serão DBSCAN e k-means </text:span><text:span text:style-name="T17">os métodos de certificação de qualidade serão …….</text:span></text:p>
      <text:p text:style-name="P1"/>
      <text:p text:style-name="P1"/>
      <text:p text:style-name="Standard">Conclusão</text:p>
      <text:p text:style-name="Standard"/>
      <text:p text:style-name="P4"><text:tab/><text:span text:style-name="T18">O agrupador de IA se provou uma ferramenta interessante ao agrupar cargas aparentemente diferentes em um mesmo grupo, como o caso dos refletores de LED com um ventilador (ventilador 4), o esmeril e um ferro de solda (ferro de solda 1). Apesar de parecerem diferentes eles são, sob o ponto de vista do consumo, similares, com alto fator de potência, baixa geração de distorção e com somente um pequeno “spike” no arranque, </text:span><text:span text:style-name="T19">o que os classificaria como cargas similares às resistivas. Isso é proposital para o caso dos refletores, já que com seu </text:span><text:span text:style-name="T20">relativo </text:span><text:span text:style-name="T19">alto consumo (50W) ele poderia injetar muito ruído na rede. </text:span><text:span text:style-name="T20">Quanto ao ventilador, houve um esforço do fabricante em reduzir o excesso de gasto durante o arranque em comparação aos outros.</text:span></text:p>
      <text:p text:style-name="Standard"><text:tab/><text:span text:style-name="T21">Na</text:span><text:span text:style-name="T20">s luminárias de LED, </text:span><text:span text:style-name="T21">não houve muito esforço do fabricante em tentar reduzir a distorção causada por seu chaveador, e nem de aumentar o seu fator de potência, provavelmente devido ao fato do seu consumo ser baixo, assim como no qualímetro.</text:span></text:p>
      <text:p text:style-name="Standard"><text:tab/><text:span text:style-name="T22">A</text:span><text:span text:style-name="T21">s cargas dos laptops, fontes e monitores </text:span><text:span text:style-name="T22">funcionam de maneira similar, gerando muito ruído e com baixo fator de potência, mas acabaram sendo colocadas em outro grupo por causa de seu consumo irregular.</text:span></text:p>
      <text:p text:style-name="Standard"><text:tab/><text:span text:style-name="T23">O restante das cargas foram agrupadas devido a sua baixa geração de ruído, alto fator de potência, e arranque bastante irregular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09:39:54.462463298</meta:creation-date>
    <meta:generator>LibreOffice/7.3.7.2$Linux_X86_64 LibreOffice_project/30$Build-2</meta:generator>
    <dc:date>2022-12-07T11:24:40.271312590</dc:date>
    <meta:editing-duration>PT7H1M4S</meta:editing-duration>
    <meta:editing-cycles>65</meta:editing-cycles>
    <meta:document-statistic meta:table-count="0" meta:image-count="0" meta:object-count="0" meta:page-count="3" meta:paragraph-count="91" meta:word-count="1071" meta:character-count="6491" meta:non-whitespace-character-count="5377"/>
  </office:meta>
</office:document-meta>
</file>